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Title" style:master-page-name="Standard">
      <style:paragraph-properties style:page-number="1"/>
    </style:style>
    <style:style style:name="P2" style:family="paragraph" style:parent-style-name="normal">
      <style:text-properties style:font-name="Montserrat" style:font-name-asian="Montserrat1" style:font-name-complex="Montserrat1"/>
    </style:style>
    <style:style style:name="P3" style:family="paragraph" style:parent-style-name="Heading_20_2">
      <loext:graphic-properties draw:fill="none" draw:fill-color="#ffffff"/>
      <style:paragraph-properties fo:margin-left="0cm" fo:margin-right="0cm" fo:margin-top="0.635cm" fo:margin-bottom="0.212cm" style:contextual-spacing="false" fo:line-height="115%"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style>
    <style:style style:name="P4" style:family="paragraph" style:parent-style-name="normal">
      <style:paragraph-properties fo:text-align="justify" style:justify-single-word="false"/>
      <style:text-properties style:font-name="Montserrat" style:font-name-asian="Montserrat1" style:font-name-complex="Montserrat1"/>
    </style:style>
    <style:style style:name="P5" style:family="paragraph" style:parent-style-name="normal">
      <style:paragraph-properties fo:text-align="justify" style:justify-single-word="false"/>
    </style:style>
    <style:style style:name="P6" style:family="paragraph" style:parent-style-name="normal">
      <style:text-properties style:font-name="Montserrat" officeooo:paragraph-rsid="0012fbda" style:font-name-asian="Montserrat1" style:font-name-complex="Montserrat1"/>
    </style:style>
    <style:style style:name="P7" style:family="paragraph" style:parent-style-name="normal">
      <style:text-properties style:font-name="Montserrat" officeooo:paragraph-rsid="0014a87f" style:font-name-asian="Montserrat1" style:font-name-complex="Montserrat1"/>
    </style:style>
    <style:style style:name="P8" style:family="paragraph" style:parent-style-name="normal">
      <style:text-properties style:font-name="Montserrat" fo:font-size="16pt" style:font-name-asian="Montserrat1" style:font-size-asian="16pt" style:font-name-complex="Montserrat1" style:font-size-complex="16pt"/>
    </style:style>
    <style:style style:name="P9" style:family="paragraph" style:parent-style-name="normal">
      <style:text-properties style:font-name="Montserrat" fo:font-size="12pt" style:font-name-asian="Montserrat1" style:font-size-asian="12pt" style:font-name-complex="Montserrat1" style:font-size-complex="12pt"/>
    </style:style>
    <style:style style:name="T1" style:family="text">
      <style:text-properties style:font-name="Montserrat" style:font-name-asian="Montserrat1" style:font-name-complex="Montserrat1"/>
    </style:style>
    <style:style style:name="T2" style:family="text">
      <style:text-properties fo:font-family="Montserrat-Italic" style:font-family-generic="roman" style:font-pitch="variable" fo:font-size="11pt" fo:font-style="italic" style:font-size-asian="11pt" style:font-style-asian="italic"/>
    </style:style>
    <style:style style:name="T3" style:family="text">
      <style:text-properties style:font-name="Montserrat" officeooo:rsid="00116769" style:font-name-asian="Montserrat1" style:font-name-complex="Montserrat1"/>
    </style:style>
    <style:style style:name="T4" style:family="text">
      <style:text-properties style:font-name="Montserrat" fo:font-size="16pt" style:font-name-asian="Montserrat1" style:font-size-asian="16pt" style:font-name-complex="Montserrat1" style:font-size-complex="16pt"/>
    </style:style>
    <style:style style:name="T5" style:family="text">
      <style:text-properties style:font-name="Montserrat" officeooo:rsid="001664a4" style:font-name-asian="Montserrat1" style:font-name-complex="Montserrat1"/>
    </style:style>
    <style:style style:name="T6" style:family="text">
      <style:text-properties officeooo:rsid="0014b1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nty636kcsrc"/><text:span text:style-name="T1">Analyse des besoins métiers</text:span></text:p>
      <text:p text:style-name="P2" loext:marker-style-name="T1"/>
      <text:p text:style-name="Heading_20_2" loext:marker-style-name="T1"><text:bookmark text:name="_j3wpbxk95tgd"/><text:span text:style-name="T1">Introduction : </text:span><text:span text:style-name="T1"/></text:p>
      <text:p text:style-name="normal" loext:marker-style-name="T1"><text:span text:style-name="T2">Aéroworld </text:span><text:span text:style-name="T1">est une entreprise</text:span><text:span text:style-name="T3"> française tournée vers l’international </text:span><text:span text:style-name="T1">qui opère dans l'industrie aéronautique depuis plus de </text:span><text:span text:style-name="T3">cinquante ans</text:span><text:span text:style-name="T1">. Elle se spécialise dans la conception, le développement, la fabrication et la maintenance des avions, et compte des milliers d'employés à travers différents pays.</text:span></text:p>
      <text:p text:style-name="P2" loext:marker-style-name="T1"/>
      <text:p text:style-name="P2" loext:marker-style-name="T1"/>
      <text:p text:style-name="P3" loext:marker-style-name="T1"><text:bookmark text:name="_wja1fsfl82nz"/><text:span text:style-name="T4">Contexte</text:span><text:span text:style-name="T1"> : </text:span></text:p>
      <text:p text:style-name="P2" loext:marker-style-name="T1"/>
      <text:p text:style-name="normal"><text:span text:style-name="T1">Besoin métier 1</text:span> :</text:p>
      <text:p text:style-name="normal"/>
      <text:p text:style-name="normal" loext:marker-style-name="T1"><text:span text:style-name="T1">Amélioration de la conception des avions - L'entreprise cherche à exploiter les données disponibles pour optimiser la conception de ses avions. Cela nécessite la collecte, le stockage et l'analyse efficace des données provenant des essais en vol, des données de performance, des retours des clients, etc.</text:span></text:p>
      <text:p text:style-name="P4" loext:marker-style-name="T1"/>
      <text:p text:style-name="P5" loext:marker-style-name="T1"><text:span text:style-name="T1">Le Chef de projet </text:span><text:span text:style-name="T5">devra mettre en place</text:span><text:span text:style-name="T1"> des systèmes robustes de gestion de données, type Data Lake, pour centraliser ces sources hétérogènes et les rendre exploitables par les équipes de recherche et développement.</text:span></text:p>
      <text:p text:style-name="P2" loext:marker-style-name="T1"/>
      <text:p text:style-name="P2" loext:marker-style-name="T1"/>
      <text:p text:style-name="P6" loext:marker-style-name="T1">Besoin métier 2 :</text:p>
      <text:p text:style-name="P6" loext:marker-style-name="T1"/>
      <text:p text:style-name="P6" loext:marker-style-name="T1">Optimisation des performances opérationnelles - L'entreprise a besoin de suivre l'efficacité de sa flotte et de ses processus de fabrication en temps réel pour rester compétitive au niveau mondial. </text:p>
      <text:p text:style-name="P2" loext:marker-style-name="T1"/>
      <text:p text:style-name="normal" loext:marker-style-name="T1"><text:span text:style-name="T1">Le Chef de projet devra mettre en place des solutions d'analyse et des indicateurs de performance permettant d'harmoniser les données provenant de divers départements afin d'obtenir une vue d'ensemble cohérente et exploitable.</text:span></text:p>
      <text:p text:style-name="P2" loext:marker-style-name="T1"/>
      <text:p text:style-name="P7" loext:marker-style-name="T1">Besoin métier 3 : </text:p>
      <text:p text:style-name="P7" loext:marker-style-name="T1"/>
      <text:p text:style-name="P7" loext:marker-style-name="T1">Prévision des besoins en maintenance et sécurité des vols <text:s/>- Aéroworld doit être capable d'anticiper les défaillances techniques avant qu'elles ne surviennent pour garantir la sécurité des vols. </text:p>
      <text:p text:style-name="P2" loext:marker-style-name="T1"/>
      <text:p text:style-name="P2" loext:marker-style-name="T1">Le Chef de projet devra mettre en place des techniques avancées d'analyse, telles que l'apprentissage automatique (Machine Learning), pour exploiter les données des capteurs embarqués et prévoir les opérations de maintenance nécessaires.</text:p>
      <text:p text:style-name="P2" loext:marker-style-name="T1"/>
      <text:p text:style-name="P7" loext:marker-style-name="T1">Besoin métier 4 :</text:p>
      <text:p text:style-name="P7" loext:marker-style-name="T1"/>
      <text:p text:style-name="P7" loext:marker-style-name="T1"><text:soft-page-break/>Sécurisation et confidentialité des données sensibles – La gestion à grande échelle implique des risques de cyberattaques. La protection des <text:span text:style-name="T6">données, tels que les plans de conception et les données client, est essentielle.</text:span><text:line-break/><text:line-break/>Le Chef de projet devra mettre en place des mesures de sécurité robustes et des protocoles de confidentialité pour protéger les actifs numériques de l'entreprise contre toute intrusion ou fuite d'information. </text:p>
      <text:p text:style-name="P2" loext:marker-style-name="T1"/>
      <text:p text:style-name="P8" loext:marker-style-name="T1">Conclusion</text:p>
      <text:p text:style-name="P8" loext:marker-style-name="T1"/>
      <text:p text:style-name="P9">La réussite de la mission repose sur la capacité du Chef de projet à transformer un volume de données complexe en un levier d'innovation et de sécurité, tout en adoptant une posture de conseil pour accompagner le changement au sein d'Aéroworl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15T16:30:08.990048100</dc:date>
    <meta:editing-duration>PT32M37S</meta:editing-duration>
    <meta:editing-cycles>5</meta:editing-cycles>
    <meta:generator>LibreOffice/25.2.7.2$Windows_X86_64 LibreOffice_project/5cbfd1ab6520636bb5f7b99185aa69bd7456825d</meta:generator>
    <meta:document-statistic meta:table-count="0" meta:image-count="0" meta:object-count="0" meta:page-count="2" meta:paragraph-count="17" meta:word-count="372" meta:character-count="2484" meta:non-whitespace-character-count="2120"/>
  </office:meta>
</office:document-meta>
</file>